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OpenSymbol1" svg:font-family="OpenSymbol, 'Arial Unicode MS'"/>
    <style:font-face style:name="Arial" svg:font-family="Arial" style:font-family-generic="roman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FreeSans" svg:font-family="FreeSans" style:font-family-generic="swiss"/>
    <style:font-face style:name="ヒラギノ角ゴ ProN W3" svg:font-family="'ヒラギノ角ゴ ProN W3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99cm" fo:margin-left="-0.051cm" table:align="left" style:writing-mode="lr-tb"/>
    </style:style>
    <style:style style:name="Tabela1.A" style:family="table-column">
      <style:table-column-properties style:column-width="4.567cm"/>
    </style:style>
    <style:style style:name="Tabela1.B" style:family="table-column">
      <style:table-column-properties style:column-width="12.423cm"/>
    </style:style>
    <style:style style:name="Tabela1.1" style:family="table-row">
      <style:table-row-properties style:min-row-height="1.882cm" fo:keep-together="auto"/>
    </style:style>
    <style:style style:name="Tabela1.A1" style:family="table-cell">
      <style:table-cell-properties style:vertical-align="top" fo:padding-left="0.199cm" fo:padding-right="0.199cm" fo:padding-top="0cm" fo:padding-bottom="0cm" fo:border="none" style:writing-mode="lr-tb"/>
    </style:style>
    <style:style style:name="Tabela1.B1" style:family="table-cell">
      <style:table-cell-properties style:vertical-align="top" fo:background-color="transparent" fo:padding-left="0.199cm" fo:padding-right="0.199cm" fo:padding-top="0cm" fo:padding-bottom="0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4pt" fo:font-weight="normal" officeooo:rsid="00619867" officeooo:paragraph-rsid="00619867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61c24a" officeooo:paragraph-rsid="0061c24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6411d5" officeooo:paragraph-rsid="006411d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651581" officeooo:paragraph-rsid="0065158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371b99" officeooo:paragraph-rsid="00371b9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font-weight="normal" officeooo:paragraph-rsid="0046b6d7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6pt" fo:font-weight="bold" officeooo:rsid="00651ce2" officeooo:paragraph-rsid="0060ece9" style:font-size-asian="5.25pt" style:font-weight-asian="bold" style:font-size-complex="6pt" style:font-weight-complex="bold"/>
    </style:style>
    <style:style style:name="P8" style:family="paragraph" style:parent-style-name="Standard">
      <style:paragraph-properties fo:margin-top="0.106cm" fo:margin-bottom="0cm" style:contextual-spacing="false" fo:text-align="center" style:justify-single-word="false"/>
      <style:text-properties fo:font-size="9pt" fo:font-weight="bold" style:font-size-asian="9pt" style:font-weight-asian="bold"/>
    </style:style>
    <style:style style:name="P9" style:family="paragraph" style:parent-style-name="Standard">
      <style:paragraph-properties fo:margin-top="0.106cm" fo:margin-bottom="0cm" style:contextual-spacing="false" fo:text-align="center" style:justify-single-word="false"/>
      <style:text-properties fo:font-size="9pt" fo:font-weight="bold" officeooo:rsid="004fc27b" officeooo:paragraph-rsid="004fc27b" style:font-size-asian="9pt" style:font-weight-asian="bold"/>
    </style:style>
    <style:style style:name="P10" style:family="paragraph" style:parent-style-name="Header">
      <style:paragraph-properties style:snap-to-layout-grid="false"/>
      <style:text-properties fo:font-size="9pt" fo:language="zxx" fo:country="none" style:font-size-asian="9pt" style:language-asian="zxx" style:country-asian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color="#ff0000" loext:opacity="100%" fo:font-size="13pt" style:text-underline-style="solid" style:text-underline-width="auto" style:text-underline-color="font-color" fo:font-weight="bold" officeooo:rsid="0008eeb3" officeooo:paragraph-rsid="0068d0e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color="#5983b0" loext:opacity="100%" fo:font-size="13pt" style:text-underline-style="none" fo:font-weight="bold" officeooo:rsid="0008eeb3" officeooo:paragraph-rsid="0068d0e4" style:font-size-asian="13pt" style:font-weight-asian="bold" style:font-size-complex="13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  <style:text-properties fo:color="#5983b0" loext:opacity="100%" fo:font-size="13pt" style:text-underline-style="none" fo:font-weight="bold" officeooo:rsid="0075130b" officeooo:paragraph-rsid="0075130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color="#5983b0" loext:opacity="100%" fo:font-size="13pt" style:text-underline-style="none" fo:font-weight="bold" officeooo:rsid="0008eeb3" officeooo:paragraph-rsid="007a8191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68d0e4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651ce2" officeooo:paragraph-rsid="006a83f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paragraph-rsid="0060ece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75130b" officeooo:paragraph-rsid="0075130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61c24a" officeooo:paragraph-rsid="0061986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officeooo:paragraph-rsid="0061c24a"/>
    </style:style>
    <style:style style:name="T1" style:family="text">
      <style:text-properties officeooo:rsid="002fc9ea"/>
    </style:style>
    <style:style style:name="T2" style:family="text">
      <style:text-properties officeooo:rsid="00628930"/>
    </style:style>
    <style:style style:name="T3" style:family="text">
      <style:text-properties officeooo:rsid="006411d5"/>
    </style:style>
    <style:style style:name="T4" style:family="text">
      <style:text-properties officeooo:rsid="000bed9a"/>
    </style:style>
    <style:style style:name="T5" style:family="text">
      <style:text-properties officeooo:rsid="006a83f1"/>
    </style:style>
    <style:style style:name="T6" style:family="text">
      <style:text-properties officeooo:rsid="006adfb5"/>
    </style:style>
    <style:style style:name="T7" style:family="text">
      <style:text-properties officeooo:rsid="006cb233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normal" officeooo:rsid="0061c24a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735282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754778" style:font-size-asian="14pt" style:font-weight-asian="normal" style:font-size-complex="14pt" style:font-weight-complex="normal"/>
    </style:style>
    <style:style style:name="T12" style:family="text">
      <style:text-properties style:use-window-font-color="true" loext:opacity="0%" style:font-name="Liberation Sans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3333ff" loext:opacity="100%" officeooo:rsid="000e40b5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0c47e6"/>
    </style:style>
    <style:style style:name="T17" style:family="text">
      <style:text-properties style:text-underline-style="none" officeooo:rsid="000bed9a"/>
    </style:style>
    <style:style style:name="T18" style:family="text">
      <style:text-properties officeooo:rsid="000e40b5"/>
    </style:style>
    <style:style style:name="T19" style:family="text">
      <style:text-properties officeooo:rsid="00735282"/>
    </style:style>
    <style:style style:name="T20" style:family="text">
      <style:text-properties officeooo:rsid="0075130b"/>
    </style:style>
    <style:style style:name="T21" style:family="text">
      <style:text-properties fo:color="#5983b0" loext:opacity="100%" fo:font-size="13pt" style:text-underline-style="none" fo:font-weight="bold" officeooo:rsid="0008eeb3" style:font-size-asian="13pt" style:font-weight-asian="bold" style:font-size-complex="13pt"/>
    </style:style>
    <style:style style:name="T22" style:family="text">
      <style:text-properties fo:color="#5983b0" loext:opacity="100%" fo:font-size="13pt" style:text-underline-style="none" fo:font-weight="bold" officeooo:rsid="000e40b5" style:font-size-asian="13pt" style:font-weight-asian="bold" style:font-size-complex="13pt"/>
    </style:style>
    <style:style style:name="T23" style:family="text">
      <style:text-properties fo:color="#5983b0" loext:opacity="100%" fo:font-size="13pt" style:text-underline-style="none" fo:font-weight="bold" officeooo:rsid="0075130b" style:font-size-asian="13pt" style:font-weight-asian="bold" style:font-size-complex="13pt"/>
    </style:style>
    <style:style style:name="T24" style:family="text">
      <style:text-properties fo:color="#5983b0" loext:opacity="100%" fo:font-size="13pt" style:text-underline-style="none" fo:font-weight="bold" officeooo:rsid="006cb233" style:font-size-asian="13pt" style:font-weight-asian="bold" style:font-size-complex="13pt"/>
    </style:style>
    <style:style style:name="T25" style:family="text">
      <style:text-properties officeooo:rsid="00754778"/>
    </style:style>
    <style:style style:name="T26" style:family="text">
      <style:text-properties officeooo:rsid="0078abb6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draw:ole-draw-aspect="1" draw:visible-area-top="0cm" draw:visible-area-width="14.037cm" draw:visible-area-height="3.747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0"><draw:frame draw:style-name="fr1" draw:name="Objeto1" text:anchor-type="as-char" svg:width="3.743cm" svg:height="0.995cm" draw:z-index="0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    </table:table-cell>
          <table:table-cell table:style-name="Tabela1.B1" office:value-type="string">
            <text:p text:style-name="P8">CENTRO DE CIÊNCIAS TECNOLÓGICAS – CCT</text:p>
            <text:p text:style-name="P9">PROGRAMA DE PÓS-GRADUAÇÃO EM COMPUTAÇÃO APLICADA (PPGCA)</text:p>
            <text:p text:style-name="P8">PROFESSORA – JANINE KNIESS</text:p>
            <text:p text:style-name="P8">DISCIPLINA-<text:span text:style-name="T1"> </text:span><text:span text:style-name="T20">REDES DE COMPUTADORES</text:span></text:p>
          </table:table-cell>
        </table:table-row>
      </table:table>
      <text:p text:style-name="P14">Nome do aluno: </text:p>
      <text:p text:style-name="P12"/>
      <text:p text:style-name="P15"><text:span text:style-name="T21">Entregar </text:span><text:span text:style-name="T22">na</text:span><text:span text:style-name="T21"> data: </text:span><text:span text:style-name="T23">09</text:span><text:span text:style-name="T24">/09</text:span><text:span text:style-name="T21"> por e-mail: </text:span><text:span text:style-name="T23">t</text:span><text:span text:style-name="T22">rabalhos</text:span><text:span text:style-name="T23">d</text:span><text:span text:style-name="T22">isciplinas</text:span><text:span text:style-name="T23">j</text:span><text:span text:style-name="T22">anine@gmail.com</text:span></text:p>
      <text:p text:style-name="P13">Mesmo formato recebido, ou seja (.odt).</text:p>
      <text:p text:style-name="P11"/>
      <text:p text:style-name="P17"/>
      <text:p text:style-name="P18">Trabalho Final:</text:p>
      <text:p text:style-name="P7"/>
      <text:p text:style-name="P16"><text:span text:style-name="T12"/></text:p>
      <text:p text:style-name="P19">1- Descreva o objetivo/escopo do projeto que você desenvolverá.</text:p>
      <text:p text:style-name="P19"/>
      <text:p text:style-name="P1"/>
      <text:p text:style-name="P2">2- Descreva a justificativa <text:span text:style-name="T6">para o tema do seu</text:span> projeto. Porque você considera que a aplicação que você está propondo é importante? Em qual tipo de cenário ela atuará? Quais os benefícios da aplicação p<text:span text:style-name="T2">ro</text:span>posta? Já<text:span text:style-name="T3"> existe algo similar no ambiente onde você pretende aplicar seu projeto?</text:span></text:p>
      <text:p text:style-name="P2"/>
      <text:p text:style-name="P2"/>
      <text:p text:style-name="P20"><text:span text:style-name="T9">3 – Liste todos os hardware/software que você utilizará no seu projeto. </text:span><text:span text:style-name="T10">Descreva </text:span><text:span text:style-name="T11">se você usará um simulador, um hardware real, etc.</text:span></text:p>
      <text:p text:style-name="P2"/>
      <text:p text:style-name="P2"/>
      <text:p text:style-name="P2">4-Você já tem conhecimento teórico ou prático sobre o ambiente de hardware/software que utilizará?</text:p>
      <text:p text:style-name="P2"/>
      <text:p text:style-name="P2"/>
      <text:p text:style-name="P2"/>
      <text:p text:style-name="P2">5- <text:span text:style-name="T3">Quais os protocolos e tecnologias de redes sem fio envolvidos no seu projeto? </text:span><text:span text:style-name="T26">Por exemplo, IEEE 802.11, IEEE 802.15.4, Coap, MQTT, 6Lowpan, etc...</text:span><text:span text:style-name="T3"> Liste-os abaixo. </text:span></text:p>
      <text:p text:style-name="P2"/>
      <text:p text:style-name="P2"/>
      <text:p text:style-name="P3">6- Explique porque você utilizará estes protocolos.</text:p>
      <text:p text:style-name="P3"/>
      <text:p text:style-name="P3"/>
      <text:p text:style-name="P4">7- Com base no pré-projeto acima, descreva o escopo do seu projeto final em no máximo 3 linhas.</text:p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OpenSymbol1" svg:font-family="OpenSymbol, 'Arial Unicode MS'"/>
    <style:font-face style:name="Arial" svg:font-family="Arial" style:font-family-generic="roman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FreeSans" svg:font-family="FreeSans" style:font-family-generic="swiss"/>
    <style:font-face style:name="ヒラギノ角ゴ ProN W3" svg:font-family="'ヒラギノ角ゴ ProN W3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8000" draw:end-color="#ff0000" draw:start-intensity="100%" draw:end-intensity="100%" draw:angle="0deg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margin-top="0cm" fo:margin-bottom="0cm" style:contextual-spacing="false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style:contextual-spacing="false"/>
    </style:style>
    <style:style style:name="WW-Título1" style:family="paragraph" style:parent-style-name="Standard">
      <style:paragraph-properties fo:margin-top="0.42cm" fo:margin-bottom="0.21cm" style:contextual-spacing="false"/>
    </style:style>
    <style:style style:name="WW-Título2" style:family="paragraph" style:parent-style-name="Standard">
      <style:paragraph-properties fo:margin-top="0.42cm" fo:margin-bottom="0.21cm" style:contextual-spacing="false"/>
    </style:style>
    <style:style style:name="Linha_20_de_20_cota" style:display-name="Linha de cota" style:family="paragraph" style:parent-style-name="Standard"/>
    <style:style style:name="Ubuntu_7e_LT_7e_Gliederung_20_1" style:display-name="Ubuntu~LT~Gliederung 1" style:family="paragraph">
      <style:paragraph-properties fo:margin-left="0.953cm" fo:margin-right="0cm" fo:margin-top="0cm" fo:margin-bottom="0cm" style:contextual-spacing="false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333333" loext:opacity="100%" style:text-outline="false" style:text-line-through-style="none" style:text-line-through-type="none" style:font-name="ヒラギノ角ゴ ProN W3" fo:font-family="'ヒラギノ角ゴ ProN W3'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text-emphasize="none" style:text-overline-style="none" style:text-overline-color="font-color"/>
    </style:style>
    <style:style style:name="Ubuntu_7e_LT_7e_Gliederung_20_2" style:display-name="Ubuntu~LT~Gliederung 2" style:family="paragraph" style:parent-style-name="Ubuntu_7e_LT_7e_Gliederung_20_1">
      <style:paragraph-properties fo:margin-left="2.064cm" fo:margin-right="0cm" fo:margin-top="0cm" fo:margin-bottom="0cm" style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color="#676767" loext:opacity="100%"/>
    </style:style>
    <style:style style:name="Ubuntu_7e_LT_7e_Gliederung_20_3" style:display-name="Ubuntu~LT~Gliederung 3" style:family="paragraph" style:parent-style-name="Ubuntu_7e_LT_7e_Gliederung_20_2">
      <style:paragraph-properties fo:margin-left="3.175cm" fo:margin-right="0cm" fo:margin-top="0cm" fo:margin-bottom="0cm" style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</style:style>
    <style:style style:name="Ubuntu_7e_LT_7e_Gliederung_20_4" style:display-name="Ubuntu~LT~Gliederung 4" style:family="paragraph" style:parent-style-name="Ubuntu_7e_LT_7e_Gliederung_20_3">
      <style:paragraph-properties fo:margin-left="4.445cm" fo:margin-right="0cm" fo:margin-top="0cm" fo:margin-bottom="0cm" style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</style:style>
    <style:style style:name="Ubuntu_7e_LT_7e_Gliederung_20_5" style:display-name="Ubuntu~LT~Gliederung 5" style:family="paragraph" style:parent-style-name="Ubuntu_7e_LT_7e_Gliederung_20_4">
      <style:paragraph-properties fo:margin-left="5.715cm" fo:margin-right="0cm" fo:margin-top="0cm" fo:margin-bottom="0cm" style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Ubuntu_7e_LT_7e_Gliederung_20_6" style:display-name="Ubuntu~LT~Gliederung 6" style:family="paragraph" style:parent-style-name="Ubuntu_7e_LT_7e_Gliederung_20_5"/>
    <style:style style:name="Ubuntu_7e_LT_7e_Gliederung_20_7" style:display-name="Ubuntu~LT~Gliederung 7" style:family="paragraph" style:parent-style-name="Ubuntu_7e_LT_7e_Gliederung_20_6"/>
    <style:style style:name="Ubuntu_7e_LT_7e_Gliederung_20_8" style:display-name="Ubuntu~LT~Gliederung 8" style:family="paragraph" style:parent-style-name="Ubuntu_7e_LT_7e_Gliederung_20_7"/>
    <style:style style:name="Ubuntu_7e_LT_7e_Gliederung_20_9" style:display-name="Ubuntu~LT~Gliederung 9" style:family="paragraph" style:parent-style-name="Ubuntu_7e_LT_7e_Gliederung_20_8"/>
    <style:style style:name="Ubuntu_7e_LT_7e_Titel" style:display-name="Ubuntu~LT~Titel" style:family="paragraph">
      <style:paragraph-properties fo:margin-left="0cm" fo:margin-right="0cm" fo:margin-top="0cm" fo:margin-bottom="0cm" style:contextual-spacing="false" fo:line-height="9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ヒラギノ角ゴ ProN W3" fo:font-family="'ヒラギノ角ゴ ProN W3'" style:font-pitch="variable" fo:font-size="48pt" fo:font-style="normal" fo:text-shadow="none" style:text-underline-style="none" fo:font-weight="normal" style:font-name-asian="ヒラギノ角ゴ ProN W3" style:font-family-asian="'ヒラギノ角ゴ ProN W3'" style:font-pitch-asian="variable" style:font-size-asian="48pt" style:font-style-asian="normal" style:font-weight-asian="normal" style:font-name-complex="ヒラギノ角ゴ ProN W3" style:font-family-complex="'ヒラギノ角ゴ ProN W3'" style:font-pitch-complex="variable" style:font-size-complex="48pt" style:font-style-complex="normal" style:font-weight-complex="normal" style:text-emphasize="none" style:text-overline-style="none" style:text-overline-color="font-color"/>
    </style:style>
    <style:style style:name="Ubuntu_7e_LT_7e_Untertitel" style:display-name="Ubuntu~LT~Untertitel" style:family="paragraph">
      <style:paragraph-properties fo:margin-left="0.953cm" fo:margin-right="0cm" fo:margin-top="0cm" fo:margin-bottom="0cm" style:contextual-spacing="false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676767" loext:opacity="100%" style:text-outline="false" style:text-line-through-style="none" style:text-line-through-type="none" style:font-name="ヒラギノ角ゴ ProN W3" fo:font-family="'ヒラギノ角ゴ ProN W3'" style:font-pitch="variable" fo:font-size="54pt" fo:font-style="normal" fo:text-shadow="none" style:text-underline-style="none" fo:font-weight="normal" style:font-name-asian="ヒラギノ角ゴ ProN W3" style:font-family-asian="'ヒラギノ角ゴ ProN W3'" style:font-pitch-asian="variable" style:font-size-asian="54pt" style:font-style-asian="normal" style:font-weight-asian="normal" style:font-name-complex="ヒラギノ角ゴ ProN W3" style:font-family-complex="'ヒラギノ角ゴ ProN W3'" style:font-pitch-complex="variable" style:font-size-complex="54pt" style:font-style-complex="normal" style:font-weight-complex="normal" style:text-emphasize="none" style:text-overline-style="none" style:text-overline-color="font-color"/>
    </style:style>
    <style:style style:name="Ubuntu_7e_LT_7e_Notizen" style:display-name="Ubuntu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Ubuntu_7e_LT_7e_Hintergrundobjekte" style:display-name="Ubuntu~LT~Hintergrundobjekte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/>
    </style:style>
    <style:style style:name="Ubuntu_7e_LT_7e_Hintergrund" style:display-name="Ubuntu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8pt" style:font-style-asian="normal" style:font-weight-asian="normal" style:font-name-complex="DejaVu Sans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198a8a" loext:opacity="10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Objetos_20_do_20_plano_20_de_20_fundo" style:display-name="Objetos do plano de fundo" style:family="paragraph">
      <style:paragraph-properties style:text-autospace="none"/>
    </style:style>
    <style:style style:name="Plano_20_de_20_fundo" style:display-name="Plano de fundo" style:family="paragraph">
      <style:paragraph-properties style:text-autospace="none"/>
    </style:style>
    <style:style style:name="Nota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Estrutura_20_de_20_tópicos_20_1" style:display-name="Estrutura de tópicos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Estrutura_20_de_20_tópicos_20_3" style:display-name="Estrutura de tópicos 3" style:family="paragraph" style:parent-style-name="Estrutura_20_de_20_tópicos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Estrutura_20_de_20_tópicos_20_6" style:display-name="Estrutura de tópicos 6" style:family="paragraph" style:parent-style-name="Estrutura_20_de_20_tópicos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Estrutura_20_de_20_tópicos_20_7" style:display-name="Estrutura de tópicos 7" style:family="paragraph" style:parent-style-name="Estrutura_20_de_20_tópicos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Estrutura_20_de_20_tópicos_20_8" style:display-name="Estrutura de tópicos 8" style:family="paragraph" style:parent-style-name="Estrutura_20_de_20_tópicos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Estrutura_20_de_20_tópicos_20_9" style:display-name="Estrutura de tópicos 9" style:family="paragraph" style:parent-style-name="Estrutura_20_de_20_tópicos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Internet_20_link" style:display-name="Internet link" style:family="paragraph">
      <style:paragraph-properties style:text-autospace="none"/>
      <style:text-properties fo:color="#000080" loext:opacity="100%" style:font-name="Liberation Serif1" fo:font-family="'Liberation Serif', 'Times New Roman'" style:font-family-generic="roman" style:font-pitch="variable" fo:font-size="12pt" style:text-underline-style="solid" style:text-underline-width="auto" style:text-underline-color="font-color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Footnote_20_Symbol" style:display-name="Footnote Symbol" style:family="paragraph">
      <style:paragraph-properties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Endnote_20_Symbol" style:display-name="Endnote Symbol" style:family="paragraph">
      <style:paragraph-properties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loext:opacity="100%" style:font-name="Liberation Serif1" fo:font-family="'Liberation Serif', 'Times New Roman'" style:font-family-generic="roman" style:font-pitch="variable" fo:font-size="12pt" style:text-underline-style="solid" style:text-underline-width="auto" style:text-underline-color="font-color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Bullet_20_Symbols" style:display-name="Bullet Symbols" style:family="paragraph">
      <style:paragraph-properties style:text-autospace="none"/>
      <style:text-properties style:use-window-font-color="true" loext:opacity="0%" style:font-name="OpenSymbol1" fo:font-family="OpenSymbol, 'Arial Unicode MS'" fo:font-size="12pt" style:font-name-asian="OpenSymbol1" style:font-family-asian="OpenSymbol, 'Arial Unicode MS'" style:font-size-asian="12pt" style:font-name-complex="OpenSymbol1" style:font-family-complex="OpenSymbol, 'Arial Unicode MS'" style:font-size-complex="12pt"/>
    </style:style>
    <style:style style:name="Title1_7e_LT_7e_Gliederung_20_1" style:display-name="Title1~LT~Gliederung 1" style:family="paragraph">
      <style:paragraph-properties fo:margin-left="0.953cm" fo:margin-right="0cm" fo:margin-top="0cm" fo:margin-bottom="0cm" style:contextual-spacing="false" fo:line-height="150%" fo:text-align="start" style:justify-single-word="false" fo:text-indent="-0.953cm" style:auto-text-indent="false" style:text-autospace="none" style:writing-mode="lr-tb"/>
      <style:text-properties fo:color="#333333" loext:opacity="100%" style:text-outline="false" style:text-line-through-style="none" style:text-line-through-type="none" style:font-name="ヒラギノ角ゴ ProN W3" fo:font-family="'ヒラギノ角ゴ ProN W3'" style:font-pitch="variable" fo:font-size="2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6pt" style:font-style-asian="normal" style:font-weight-asian="normal" style:font-name-complex="ヒラギノ角ゴ ProN W3" style:font-family-complex="'ヒラギノ角ゴ ProN W3'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cm" fo:margin-bottom="0cm" style:contextual-spacing="false" fo:text-indent="-0.794cm" style:auto-text-indent="false">
        <style:tab-stops/>
      </style:paragraph-properties>
      <style:text-properties fo:color="#676767" loext:opacity="100%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cm" fo:margin-bottom="0cm" style:contextual-spacing="false" fo:text-indent="-0.635cm" style:auto-text-indent="false">
        <style:tab-stops/>
      </style:paragraph-properties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1.305cm" fo:margin-bottom="0cm" style:contextual-spacing="false" style:line-height-at-least="0.35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32pt" style:font-size-asian="32pt" style:font-size-complex="32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margin-top="0cm" fo:margin-bottom="0cm" style:contextual-spacing="false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font-name="ヒラギノ角ゴ ProN W3" fo:font-family="'ヒラギノ角ゴ ProN W3'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953cm" fo:margin-right="0cm" fo:margin-top="1.305cm" fo:margin-bottom="0cm" style:contextual-spacing="false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676767" loext:opacity="100%" style:text-outline="false" style:text-line-through-style="none" style:text-line-through-type="none" style:font-name="ヒラギノ角ゴ ProN W3" fo:font-family="'ヒラギノ角ゴ ProN W3'" style:font-pitch="variable" fo:font-size="4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4pt" style:font-style-asian="normal" style:font-weight-asian="normal" style:font-name-complex="ヒラギノ角ゴ ProN W3" style:font-family-complex="'ヒラギノ角ゴ ProN W3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style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loext:opacity="10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left="0cm" fo:margin-right="0cm" fo:margin-top="0.31cm" fo:margin-bottom="0.37cm" style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ubtle_20_Reference" style:display-name="Subtle Reference" style:family="paragraph" style:default-outline-level="">
      <style:paragraph-properties fo:text-align="start" style:justify-single-word="false" fo:orphans="2" fo:widows="2" style:writing-mode="lr-tb"/>
      <style:text-properties fo:color="#c0504d" loext:opacity="100%" style:font-name="Times New Roman" fo:font-family="'Times New Roman'" style:font-family-generic="roman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ítulo_20_1_20_Char" style:display-name="Título 1 Char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fo:font-size="14pt" style:font-name-asian="Tahoma1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Padrão_7e_LT_7e_Gliederung_20_1" style:display-name="Padrão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20_1_7e_LT_7e_Gliederung_20_1" style:display-name="Padrão 1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1_7e_LT_7e_Gliederung_20_2" style:display-name="Padrão 1~LT~Gliederung 2" style:family="paragraph" style:parent-style-name="Padrão_20_1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1_7e_LT_7e_Gliederung_20_3" style:display-name="Padrão 1~LT~Gliederung 3" style:family="paragraph" style:parent-style-name="Padrão_20_1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1_7e_LT_7e_Gliederung_20_4" style:display-name="Padrão 1~LT~Gliederung 4" style:family="paragraph" style:parent-style-name="Padrão_20_1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5" style:display-name="Padrão 1~LT~Gliederung 5" style:family="paragraph" style:parent-style-name="Padrão_20_1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6" style:display-name="Padrão 1~LT~Gliederung 6" style:family="paragraph" style:parent-style-name="Padrão_20_1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7" style:display-name="Padrão 1~LT~Gliederung 7" style:family="paragraph" style:parent-style-name="Padrão_20_1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8" style:display-name="Padrão 1~LT~Gliederung 8" style:family="paragraph" style:parent-style-name="Padrão_20_1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9" style:display-name="Padrão 1~LT~Gliederung 9" style:family="paragraph" style:parent-style-name="Padrão_20_1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Titel" style:display-name="Padrão 1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1_7e_LT_7e_Untertitel" style:display-name="Padrão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1_7e_LT_7e_Notizen" style:display-name="Padrão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1_7e_LT_7e_Hintergrundobjekte" style:display-name="Padrão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20_1_7e_LT_7e_Hintergrund" style:display-name="Padrão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20_2_7e_LT_7e_Gliederung_20_1" style:display-name="Padrão 2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2_7e_LT_7e_Gliederung_20_2" style:display-name="Padrão 2~LT~Gliederung 2" style:family="paragraph" style:parent-style-name="Padrão_20_2_7e_LT_7e_Gliederung_20_1" style:default-outline-level="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2_7e_LT_7e_Gliederung_20_3" style:display-name="Padrão 2~LT~Gliederung 3" style:family="paragraph" style:parent-style-name="Padrão_20_2_7e_LT_7e_Gliederung_20_2" style:default-outline-level="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2_7e_LT_7e_Gliederung_20_4" style:display-name="Padrão 2~LT~Gliederung 4" style:family="paragraph" style:parent-style-name="Padrão_20_2_7e_LT_7e_Gliederung_20_3" style:default-outline-level="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5" style:display-name="Padrão 2~LT~Gliederung 5" style:family="paragraph" style:parent-style-name="Padrão_20_2_7e_LT_7e_Gliederung_20_4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6" style:display-name="Padrão 2~LT~Gliederung 6" style:family="paragraph" style:parent-style-name="Padrão_20_2_7e_LT_7e_Gliederung_20_5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7" style:display-name="Padrão 2~LT~Gliederung 7" style:family="paragraph" style:parent-style-name="Padrão_20_2_7e_LT_7e_Gliederung_20_6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8" style:display-name="Padrão 2~LT~Gliederung 8" style:family="paragraph" style:parent-style-name="Padrão_20_2_7e_LT_7e_Gliederung_20_7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Gliederung_20_9" style:display-name="Padrão 2~LT~Gliederung 9" style:family="paragraph" style:parent-style-name="Padrão_20_2_7e_LT_7e_Gliederung_20_8" style:default-outline-level="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2_7e_LT_7e_Titel" style:display-name="Padrão 2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2_7e_LT_7e_Untertitel" style:display-name="Padrão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2_7e_LT_7e_Notizen" style:display-name="Padrão 2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20_2_7e_LT_7e_Hintergrundobjekte" style:display-name="Padrão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20_2_7e_LT_7e_Hintergrund" style:display-name="Padrão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desc </meta:initial-creator>
    <meta:creation-date>2010-10-18T09:49:59</meta:creation-date>
    <dc:date>2021-09-01T20:06:33.873000000</dc:date>
    <meta:editing-duration>PT11H16M57S</meta:editing-duration>
    <meta:editing-cycles>145</meta:editing-cycles>
    <meta:generator>LibreOffice/7.0.1.2$Windows_X86_64 LibreOffice_project/7cbcfc562f6eb6708b5ff7d7397325de9e764452</meta:generator>
    <meta:document-statistic meta:table-count="1" meta:image-count="0" meta:object-count="1" meta:page-count="1" meta:paragraph-count="16" meta:word-count="179" meta:character-count="1182" meta:non-whitespace-character-count="1013"/>
  </office:meta>
</office:document-meta>
</file>